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wiss" style:font-pitch="variable"/>
    <style:font-face style:name="FreeSerif" svg:font-family="FreeSerif" style:font-family-generic="system" style:font-pitch="variable"/>
    <style:font-face style:name="Liberation Serif" svg:font-family="'Liberation Serif'" style:font-family-generic="roman" style:font-pitch="variable"/>
    <style:font-face style:name="Nimbus Sans" svg:font-family="'Nimbus Sans'" style:font-family-generic="swiss"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style:font-name="Nimbus Sans" fo:font-size="20pt" fo:language="en" fo:country="AU" officeooo:rsid="001169fd" officeooo:paragraph-rsid="001169fd" style:font-size-asian="20pt" style:font-size-complex="20pt"/>
    </style:style>
    <style:style style:name="P2" style:family="paragraph" style:parent-style-name="Standard">
      <style:text-properties style:font-name="Nimbus Sans" fo:font-size="18pt" fo:language="en" fo:country="AU" officeooo:rsid="001169fd" officeooo:paragraph-rsid="001169fd" style:font-size-asian="18pt" style:font-size-complex="18pt"/>
    </style:style>
    <style:style style:name="P3" style:family="paragraph" style:parent-style-name="Standard">
      <style:text-properties style:font-name="Nimbus Sans" fo:font-size="18pt" fo:language="en" fo:country="AU" officeooo:rsid="001169fd" officeooo:paragraph-rsid="00130ee4" style:font-size-asian="18pt" style:font-size-complex="18pt"/>
    </style:style>
    <style:style style:name="P4" style:family="paragraph" style:parent-style-name="Standard">
      <style:text-properties style:font-name="Nimbus Sans" fo:font-size="18pt" fo:language="en" fo:country="AU" officeooo:rsid="001169fd" officeooo:paragraph-rsid="0014d6bd" style:font-size-asian="18pt" style:font-size-complex="18pt"/>
    </style:style>
    <style:style style:name="P5" style:family="paragraph" style:parent-style-name="Standard">
      <style:text-properties style:font-name="Nimbus Sans" fo:font-size="14pt" fo:language="en" fo:country="AU" officeooo:rsid="001169fd" officeooo:paragraph-rsid="001169fd" style:font-size-asian="14pt" style:font-size-complex="14pt"/>
    </style:style>
    <style:style style:name="P6" style:family="paragraph" style:parent-style-name="Standard">
      <style:text-properties style:font-name="Nimbus Sans" fo:font-size="14pt" fo:language="en" fo:country="AU" officeooo:rsid="001169fd" officeooo:paragraph-rsid="00130ee4" style:font-size-asian="14pt" style:font-size-complex="14pt"/>
    </style:style>
    <style:style style:name="P7" style:family="paragraph" style:parent-style-name="Standard">
      <style:text-properties style:font-name="Nimbus Sans" fo:font-size="14pt" fo:language="en" fo:country="AU" officeooo:rsid="001169fd" officeooo:paragraph-rsid="0014d6bd" style:font-size-asian="14pt" style:font-size-complex="14pt"/>
    </style:style>
    <style:style style:name="P8" style:family="paragraph" style:parent-style-name="Standard">
      <style:text-properties style:font-name="Nimbus Sans" fo:font-size="15pt" fo:language="en" fo:country="AU" officeooo:rsid="001169fd" officeooo:paragraph-rsid="001169fd"/>
    </style:style>
    <style:style style:name="P9" style:family="paragraph" style:parent-style-name="Standard">
      <style:text-properties style:font-name="Nimbus Sans" fo:font-size="15pt" fo:language="en" fo:country="AU" officeooo:rsid="001169fd" officeooo:paragraph-rsid="00180cb5"/>
    </style:style>
    <style:style style:name="P10" style:family="paragraph" style:parent-style-name="Standard">
      <style:text-properties style:font-name="Nimbus Sans" fo:font-size="15pt" fo:language="en" fo:country="AU" officeooo:rsid="001169fd" officeooo:paragraph-rsid="00130ee4"/>
    </style:style>
    <style:style style:name="P11" style:family="paragraph" style:parent-style-name="Standard">
      <style:text-properties style:font-name="Nimbus Sans" fo:font-size="15pt" fo:language="en" fo:country="AU" officeooo:rsid="001169fd" officeooo:paragraph-rsid="0014d6bd"/>
    </style:style>
    <style:style style:name="P12" style:family="paragraph" style:parent-style-name="Standard">
      <style:text-properties style:font-name="Nimbus Sans" fo:font-size="15pt" fo:language="en" fo:country="AU" officeooo:rsid="001169fd" officeooo:paragraph-rsid="00130ee4" style:font-size-asian="12pt" style:font-size-complex="12pt"/>
    </style:style>
    <style:style style:name="P13" style:family="paragraph" style:parent-style-name="Standard">
      <style:text-properties style:font-name="Nimbus Sans" fo:font-size="12pt" fo:language="en" fo:country="AU" officeooo:rsid="0016873c" officeooo:paragraph-rsid="0016873c" style:font-size-asian="12pt" style:font-size-complex="12pt"/>
    </style:style>
    <style:style style:name="P14" style:family="paragraph" style:parent-style-name="Standard">
      <style:text-properties style:font-name="Nimbus Sans" fo:font-size="12pt" fo:language="en" fo:country="AU" officeooo:rsid="001c52d8" officeooo:paragraph-rsid="001c52d8" style:font-size-asian="12pt" style:font-size-complex="12pt"/>
    </style:style>
    <style:style style:name="P15" style:family="paragraph" style:parent-style-name="Standard">
      <style:text-properties style:font-name="Nimbus Sans" fo:font-size="12pt" fo:language="en" fo:country="AU" officeooo:rsid="00180cb5" officeooo:paragraph-rsid="001c52d8" style:font-size-asian="12pt" style:font-size-complex="12pt"/>
    </style:style>
    <style:style style:name="P16" style:family="paragraph" style:parent-style-name="Standard">
      <style:text-properties style:font-name="Nimbus Sans" fo:font-size="12pt" fo:language="en" fo:country="AU" officeooo:rsid="001169fd" officeooo:paragraph-rsid="00130ee4" style:font-size-asian="12pt" style:font-size-complex="12pt"/>
    </style:style>
    <style:style style:name="P17" style:family="paragraph" style:parent-style-name="Standard">
      <style:text-properties style:font-name="Nimbus Sans" fo:font-size="12pt" fo:language="en" fo:country="AU" officeooo:rsid="001169fd" officeooo:paragraph-rsid="0014d6bd" style:font-size-asian="12pt" style:font-size-complex="12pt"/>
    </style:style>
    <style:style style:name="P18" style:family="paragraph" style:parent-style-name="Standard">
      <style:text-properties style:font-name="Nimbus Sans" fo:font-size="12pt" fo:language="en" fo:country="AU" fo:font-weight="bold" officeooo:rsid="00180cb5" officeooo:paragraph-rsid="001c52d8" style:font-size-asian="12pt" style:font-weight-asian="bold" style:font-size-complex="12pt" style:font-weight-complex="bold"/>
    </style:style>
    <style:style style:name="P19" style:family="paragraph" style:parent-style-name="Standard">
      <style:text-properties style:font-name="Nimbus Sans" fo:font-size="12pt" fo:language="en" fo:country="AU" fo:font-weight="normal" officeooo:rsid="001c52d8" officeooo:paragraph-rsid="001c52d8" style:font-size-asian="12pt" style:font-weight-asian="normal" style:font-size-complex="12pt" style:font-weight-complex="normal"/>
    </style:style>
    <style:style style:name="P20" style:family="paragraph" style:parent-style-name="Standard">
      <style:text-properties style:font-name="Nimbus Sans" fo:font-size="12pt" fo:language="en" fo:country="AU" fo:font-weight="normal" officeooo:rsid="001e1215" officeooo:paragraph-rsid="001e1215" style:font-size-asian="12pt" style:font-weight-asian="normal" style:font-size-complex="12pt" style:font-weight-complex="normal"/>
    </style:style>
    <style:style style:name="T1" style:family="text">
      <style:text-properties officeooo:rsid="00130ee4"/>
    </style:style>
    <style:style style:name="T2" style:family="text">
      <style:text-properties officeooo:rsid="0014d6bd"/>
    </style:style>
    <style:style style:name="T3" style:family="text">
      <style:text-properties officeooo:rsid="001949f0"/>
    </style:style>
    <style:style style:name="T4" style:family="text">
      <style:text-properties officeooo:rsid="001a8410"/>
    </style:style>
    <style:style style:name="T5" style:family="text">
      <style:text-properties officeooo:rsid="001c52d8"/>
    </style:style>
    <style:style style:name="T6" style:family="text">
      <style:text-properties fo:font-weight="bold" style:font-weight-asian="bold" style:font-weight-complex="bold"/>
    </style:style>
    <style:style style:name="T7" style:family="text">
      <style:text-properties officeooo:rsid="001e1215"/>
    </style:style>
    <style:style style:name="T8" style:family="text">
      <style:text-properties style:font-name="FreeSans" officeooo:rsid="001949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dule 1: Low level Technologies – Further Investigation Questions</text:p>
      <text:p text:style-name="P2"/>
      <text:p text:style-name="P2">Class 1: Introduction</text:p>
      <text:p text:style-name="P5">Question : New Computer Technology or Product</text:p>
      <text:p text:style-name="P8"/>
      <text:p text:style-name="P13">UCIe (Universal Chiplet Interconnect Express)</text:p>
      <text:p text:style-name="P13"/>
      <text:p text:style-name="P14"><text:span text:style-name="T6">Background</text:span></text:p>
      <text:p text:style-name="P15">The UCIe standared is open industry standard <text:span text:style-name="T3">alowing the conections of different chiplets in a single SOC/CPU/etc package. Moors Law, where </text:span><text:span text:style-name="T4">the prediction of</text:span><text:span text:style-name="T3"> transistor in a IC (Intergrated Circuit) double every two </text:span><text:span text:style-name="T8">years</text:span><text:span text:style-name="T3">, </text:span><text:span text:style-name="T4">is coming to an end due to pysical limits as you cant keep making things smaller forever. Dispite this the need for more powerfull chips and systems are still growing, thus the next logial step is to make the chips lager to hold more transistors. This idea of just making the chips larger have its own issues, </text:span><text:span text:style-name="T5">like the </text:span><text:span text:style-name="T4">low yeild from each wafer of silicon </text:span><text:span text:style-name="T5">as one small defcect in the siicon and the entire chip is lost</text:span><text:span text:style-name="T4">. </text:span><text:span text:style-name="T5">With chiplets if a defect is found only a small segmanet is thrown out.</text:span></text:p>
      <text:p text:style-name="P15"/>
      <text:p text:style-name="P18"><text:span text:style-name="T5">What is UCIe</text:span></text:p>
      <text:p text:style-name="P19">The UCIe standard is a standadized way to connect chiplets, such as the memory, CPU, graphics, Wi-Fi modul and so forth on a single SOC. <text:span text:style-name="T7">The ability to have each chiplet responsible for a different task and be connected in a standard way should allow different companys to different chiplets on the same chip. </text:span></text:p>
      <text:p text:style-name="P19"/>
      <text:p text:style-name="P20">Helo world</text:p>
      <text:p text:style-name="P15"/>
      <text:p text:style-name="P15"><text:span text:style-name="T4"><text:s/></text:span></text:p>
      <text:p text:style-name="P9"/>
      <text:p text:style-name="P3">Class <text:span text:style-name="T1">2</text:span>: <text:span text:style-name="T1">C</text:span>omputer Hardware</text:p>
      <text:p text:style-name="P6">Question : New Computer Technology or Product</text:p>
      <text:p text:style-name="P10"/>
      <text:p text:style-name="P16">A new product lololol</text:p>
      <text:p text:style-name="P12"/>
      <text:p text:style-name="P12"/>
      <text:p text:style-name="P3">Class <text:span text:style-name="T2">3</text:span>: <text:span text:style-name="T2">Operating Systems</text:span></text:p>
      <text:p text:style-name="P6">Question : Mainstream operating system changes</text:p>
      <text:p text:style-name="P10"/>
      <text:p text:style-name="P16">A new product lololol</text:p>
      <text:p text:style-name="P16"/>
      <text:p text:style-name="P16"/>
      <text:p text:style-name="P4">Class <text:span text:style-name="T2">3</text:span>: <text:span text:style-name="T2">Networking</text:span></text:p>
      <text:p text:style-name="P7">Question : New Networking Technologies</text:p>
      <text:p text:style-name="P11"/>
      <text:p text:style-name="P17">A new product lololol</text:p>
      <text:p text:style-name="P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wiss" style:font-pitch="variable"/>
    <style:font-face style:name="FreeSerif" svg:font-family="FreeSerif" style:font-family-generic="system" style:font-pitch="variable"/>
    <style:font-face style:name="Liberation Serif" svg:font-family="'Liberation Serif'" style:font-family-generic="roman" style:font-pitch="variable"/>
    <style:font-face style:name="Nimbus Sans" svg:font-family="'Nimbus Sans'" style:font-family-generic="swiss"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AU" style:font-name-asian="Cantarell"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AU" style:font-name-asian="Cantarell"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language="en" fo:country="AU"/>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04T20:47:16.813460556</dc:date>
    <meta:editing-duration>PT47M56S</meta:editing-duration>
    <meta:editing-cycles>6</meta:editing-cycles>
    <meta:generator>LibreOffice/7.3.2.2$Linux_X86_64 LibreOffice_project/30$Build-2</meta:generator>
    <meta:document-statistic meta:table-count="0" meta:image-count="0" meta:object-count="0" meta:page-count="2" meta:paragraph-count="19" meta:word-count="251" meta:character-count="1497" meta:non-whitespace-character-count="1261"/>
  </office:meta>
</office:document-meta>
</file>